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A6000003F47EEE2C076120E618.png" manifest:media-type="image/png"/>
  <manifest:file-entry manifest:full-path="Pictures/10000000000006C000000424419283CADC7A38E2.png" manifest:media-type="image/png"/>
  <manifest:file-entry manifest:full-path="Pictures/100000000000061200000484708E3A1B52D0F23B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>Elementlarni sahifadan olish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JavaScript languag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>
          <draw:text-box/>
        </draw:frame>
        <draw:frame draw:style-name="gr2" draw:text-style-name="P3" draw:layer="layout" svg:width="27.999cm" svg:height="21cm" svg:x="0.001cm" svg:y="0cm">
          <draw:image xlink:href="Pictures/100000000000061200000484708E3A1B52D0F2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>
          <draw:text-box/>
        </draw:frame>
        <draw:frame draw:style-name="gr2" draw:text-style-name="P3" draw:layer="layout" svg:width="27.999cm" svg:height="21cm" svg:x="0.042cm" svg:y="0cm">
          <draw:image xlink:href="Pictures/10000000000005A6000003F47EEE2C076120E6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6.416cm" svg:height="2.845cm" svg:x="0.254cm" svg:y="1.27cm" presentation:class="title" presentation:user-transformed="true">
          <draw:text-box>
            <text:p>Elementlarni dinamic tarzda qoshish va amllar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3" draw:text-style-name="P5" draw:layer="layout" svg:width="28.253cm" svg:height="21cm" svg:x="-0.059cm" svg:y="0cm">
          <draw:image xlink:href="Pictures/10000000000006C000000424419283CADC7A38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21:00:51.754966358</meta:creation-date>
    <meta:editing-duration>PT1H40M56S</meta:editing-duration>
    <meta:editing-cycles>3</meta:editing-cycles>
    <meta:generator>LibreOffice/6.4.7.2$Linux_X86_64 LibreOffice_project/40$Build-2</meta:generator>
    <dc:title>Inspiration</dc:title>
    <dc:date>2022-05-09T22:56:48.583579822</dc:date>
    <meta:document-statistic meta:object-count="41"/>
  </office:meta>
</office:document-meta>
</file>